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</style:style>
    <style:style style:name="P2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rsid="0002181f" officeooo:paragraph-rsid="0002181f"/>
    </style:style>
    <style:style style:name="P3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rsid="00058359" officeooo:paragraph-rsid="00058359"/>
    </style:style>
    <style:style style:name="P4" style:family="paragraph" style:parent-style-name="Defaul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rsid="00058359" officeooo:paragraph-rsid="00058359" loext:padding="0cm" loext:border="none"/>
    </style:style>
    <style:style style:name="P5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variant="normal" fo:text-transform="none" fo:color="#000000" style:font-name="Calibri1" fo:font-size="16pt" fo:letter-spacing="normal" fo:font-style="normal" fo:font-weight="normal" officeooo:rsid="0002181f" officeooo:paragraph-rsid="0002181f" style:font-size-asian="16pt" style:font-size-complex="16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16pt" fo:letter-spacing="normal" style:font-size-asian="16pt" style:font-size-complex="16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16pt" fo:letter-spacing="normal" officeooo:rsid="0002181f" officeooo:paragraph-rsid="0002181f" style:font-size-asian="16pt" style:font-size-complex="16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16pt" fo:letter-spacing="normal" fo:font-style="normal" fo:font-weight="normal" officeooo:rsid="0002181f" officeooo:paragraph-rsid="0002181f" style:font-size-asian="16pt" style:font-size-complex="16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16pt" fo:letter-spacing="normal" fo:font-style="normal" fo:font-weight="normal" style:font-size-asian="16pt" style:font-size-complex="16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paragraph-rsid="0003eb23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rsid="0003eb23" officeooo:paragraph-rsid="0003eb23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rsid="00058359" officeooo:paragraph-rsid="00058359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rsid="00058359" officeooo:paragraph-rsid="00058359" loext:padding="0cm" loext:border="none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rsid="00058359" officeooo:paragraph-rsid="0006b245" loext:padding="0cm" loext:border="none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paragraph-rsid="0003eb23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16pt" fo:letter-spacing="normal" officeooo:rsid="0003eb23" officeooo:paragraph-rsid="0003eb23" style:font-size-asian="16pt" style:font-size-complex="16pt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Calibri1" fo:font-size="8.39999961853027pt" fo:letter-spacing="normal" fo:font-style="normal" fo:font-weight="normal" officeooo:rsid="00058359" officeooo:paragraph-rsid="00058359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8.39999961853027pt" fo:letter-spacing="normal" fo:font-style="normal" fo:font-weight="normal" officeooo:rsid="00058359" officeooo:paragraph-rsid="00058359" loext:padding="0cm" loext:border="none"/>
    </style:style>
    <style:style style:name="P20" style:family="paragraph" style:parent-style-name="Text_20_body">
      <style:paragraph-properties fo:margin-top="0cm" fo:margin-bottom="0cm" loext:contextual-spacing="false"/>
      <style:text-properties fo:color="#000000" style:font-name="monospace" fo:font-size="8.39999961853027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03f9f" style:font-name="monospace" fo:font-size="8.39999961853027pt" fo:letter-spacing="normal" fo:font-style="normal" fo:font-weight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T1" style:family="text">
      <style:text-properties fo:color="#000000" style:font-name="Calibri" fo:font-size="25pt" fo:letter-spacing="normal" style:font-size-asian="25pt"/>
    </style:style>
    <style:style style:name="T2" style:family="text">
      <style:text-properties fo:color="#000000" style:font-name="Calibri" fo:font-size="16pt" fo:letter-spacing="normal" style:font-size-asian="16pt"/>
    </style:style>
    <style:style style:name="T3" style:family="text">
      <style:text-properties fo:color="#000000" fo:letter-spacing="normal"/>
    </style:style>
    <style:style style:name="T4" style:family="text">
      <style:text-properties fo:color="#000000" style:font-name="Calibri1" fo:font-size="16pt" fo:letter-spacing="normal" fo:font-style="normal" fo:font-weight="normal" style:font-size-asian="16pt"/>
    </style:style>
    <style:style style:name="T5" style:family="text">
      <style:text-properties fo:color="#000000" style:font-name="Calibri1" fo:font-size="16pt" fo:letter-spacing="normal" fo:font-style="normal" fo:font-weight="normal" officeooo:rsid="0003eb23" style:font-size-asian="16pt"/>
    </style:style>
    <style:style style:name="T6" style:family="text">
      <style:text-properties fo:font-style="normal" fo:font-weight="normal"/>
    </style:style>
    <style:style style:name="T7" style:family="text">
      <style:text-properties fo:font-variant="normal" fo:text-transform="none" fo:color="#000000" style:font-name="Calibri1" fo:font-size="16pt" fo:letter-spacing="normal" fo:font-style="normal" fo:font-weight="normal" officeooo:rsid="0003eb23" style:font-size-asian="16pt" style:font-size-complex="16pt"/>
    </style:style>
    <style:style style:name="T8" style:family="text">
      <style:text-properties style:font-name="Calibri1" fo:font-size="16pt" officeooo:rsid="0003eb23" style:font-size-asian="16pt"/>
    </style:style>
    <style:style style:name="T9" style:family="text">
      <style:text-properties style:font-name="Calibri1" fo:font-size="16pt" style:font-size-asian="16pt"/>
    </style:style>
    <style:style style:name="T10" style:family="text">
      <style:text-properties style:font-name="Calibri1" fo:font-size="16pt" officeooo:rsid="00069604" style:font-size-asian="16pt"/>
    </style:style>
    <style:style style:name="T11" style:family="text">
      <style:text-properties style:font-name="Calibri1" fo:font-size="16pt" officeooo:rsid="0006b245" style:font-size-asian="16pt"/>
    </style:style>
    <style:style style:name="T12" style:family="text">
      <style:text-properties fo:font-size="16pt" style:font-size-asian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nsorFlow with Keras</text:span></text:p>
      <text:p text:style-name="P1"><text:span text:style-name="T1"/></text:p>
      <text:p text:style-name="P1"><text:span text:style-name="T2">TensorFlow with Keras.ipynb</text:span></text:p>
      <text:p text:style-name="P1"><text:span text:style-name="T2"/></text:p>
      <text:p text:style-name="P1"><text:span text:style-name="T2"/></text:p>
      <text:p text:style-name="P2"><text:span text:style-name="T2">1) xmax = tf.reduce_max(x2, axis=0, name='col_max')</text:span></text:p>
      <text:p text:style-name="P2"><text:span text:style-name="T2"/></text:p>
      <text:p text:style-name="P2"><text:span text:style-name="T2">print('Column Max:\n', </text:span></text:p>
      <text:p text:style-name="P2"><text:span text:style-name="T2"><text:s text:c="10"/>sess.run(xmax, feed_dict={x:x_array}))</text:span></text:p>
      <text:p text:style-name="P2"><text:span text:style-name="T2"/></text:p>
      <text:p text:style-name="P2"><text:span text:style-name="T2">Output:</text:span></text:p>
      <text:p text:style-name="P2"><text:span text:style-name="T2"/></text:p>
      <text:p text:style-name="P5">Column Max:</text:p>
      <text:p text:style-name="P6"><text:s/><text:span text:style-name="T6">[30. 31. 32. 33. 34. 35.]</text:span></text:p>
      <text:p text:style-name="P6"><text:span text:style-name="T6"/></text:p>
      <text:p text:style-name="P6"><text:span text:style-name="T6"/></text:p>
      <text:p text:style-name="P7"><text:span text:style-name="T6">2) <text:s/>x_array = np.arange(18).reshape(3, 2, 3)</text:span></text:p>
      <text:p text:style-name="P7"><text:span text:style-name="T6"/></text:p>
      <text:p text:style-name="P7"><text:span text:style-name="T6">Output:</text:span></text:p>
      <text:p text:style-name="P8">input shape: <text:s/>(3, 2, 3)</text:p>
      <text:p text:style-name="P9">Reshaped:</text:p>
      <text:p text:style-name="P6"><text:s/><text:span text:style-name="T6">[[ 0. <text:s/>1. <text:s/>2. <text:s/>3. <text:s/>4. <text:s/>5.]</text:span></text:p>
      <text:p text:style-name="P6"><text:s/><text:span text:style-name="T6">[ 6. <text:s/>7. <text:s/>8. <text:s/>9. 10. 11.]</text:span></text:p>
      <text:p text:style-name="P6"><text:s/><text:span text:style-name="T6">[12. 13. 14. 15. 16. 17.]]</text:span></text:p>
      <text:p text:style-name="P9">Column Sums:</text:p>
      <text:p text:style-name="P6"><text:s/><text:span text:style-name="T6">[18. 21. 24. 27. 30. 33.]</text:span></text:p>
      <text:p text:style-name="P9">Column Means:</text:p>
      <text:p text:style-name="P6"><text:s/><text:span text:style-name="T6">[ 6. <text:s/>7. <text:s/>8. <text:s/>9. 10. 11.]</text:span></text:p>
      <text:p text:style-name="P7"><text:span text:style-name="T6"/></text:p>
      <text:p text:style-name="P7"><text:span text:style-name="T6"/></text:p>
      <text:p text:style-name="P7"><text:span text:style-name="T6">3) mean_vals = np.mean(X_train, axis=0)</text:span></text:p>
      <text:p text:style-name="P7"><text:span text:style-name="T6">std_val = np.std(X_train)</text:span></text:p>
      <text:p text:style-name="P7"><text:span text:style-name="T6"/></text:p>
      <text:p text:style-name="P7"><text:span text:style-name="T6">X_train_centered = (X_train - mean_vals)/std_val</text:span></text:p>
      <text:p text:style-name="P7"><text:span text:style-name="T6">X_test_centered = (X_test – mean_vals)/std_val</text:span></text:p>
      <text:p text:style-name="P7"><text:span text:style-name="T6"/></text:p>
      <text:p text:style-name="P15"><text:soft-page-break/><text:span text:style-name="T7">4) F</text:span><text:span text:style-name="T4">inal loss (or cost) after 50 epochs on MNIST classifier </text:span><text:span text:style-name="T5">is 0.3498</text:span></text:p>
      <text:p text:style-name="P15"><text:span text:style-name="T5"/></text:p>
      <text:p text:style-name="P10"><text:span text:style-name="T8">-- Epoch 50 <text:s/>Avg. Training Loss: 0.3498</text:span></text:p>
      <text:p text:style-name="P11"><text:span text:style-name="T8"/></text:p>
      <text:p text:style-name="P12"><text:span text:style-name="T9">After adding the hidden layer, after 50 epochs loss increases</text:span></text:p>
      <text:p text:style-name="P12"><text:span text:style-name="T9"/></text:p>
      <text:p text:style-name="P12"><text:span text:style-name="T9">-- Epoch 50 <text:s/>Avg. Training Loss: 0.3534</text:span></text:p>
      <text:p text:style-name="P12"><text:span text:style-name="T9"/></text:p>
      <text:p text:style-name="P12"><text:span text:style-name="T9"/></text:p>
      <text:p text:style-name="P3"><text:span text:style-name="T9">5) Training and test accuracy after 50 epochs on MNIST classifier in the provided code file with 2 hidden layers of Keras having 50 units (i.e. 50 neurons) each are:</text:span></text:p>
      <text:p text:style-name="P12"><text:span text:style-name="T9">Training accuracy: 98.81%</text:span></text:p>
      <text:p text:style-name="P13"><text:span text:style-name="T9">Test accuracy: 96.27%</text:span></text:p>
      <text:p text:style-name="P13"><text:span text:style-name="T9"/></text:p>
      <text:p text:style-name="P13"><text:span text:style-name="T9">model.add(</text:span></text:p>
      <text:p text:style-name="P13"><text:span text:style-name="T9"><text:s text:c="4"/>keras.layers.Dense(</text:span></text:p>
      <text:p text:style-name="P13"><text:span text:style-name="T9"><text:s text:c="8"/>units=25, <text:s text:c="3"/></text:span></text:p>
      <text:p text:style-name="P13"><text:span text:style-name="T9"><text:s text:c="8"/>input_dim=X_train_centered.shape[1],</text:span></text:p>
      <text:p text:style-name="P13"><text:span text:style-name="T9"><text:s text:c="8"/>kernel_initializer='glorot_uniform',</text:span></text:p>
      <text:p text:style-name="P13"><text:span text:style-name="T9"><text:s text:c="8"/>bias_initializer='zeros',</text:span></text:p>
      <text:p text:style-name="P13"><text:span text:style-name="T9"><text:s text:c="8"/>activation='tanh'))</text:span></text:p>
      <text:p text:style-name="P13"><text:span text:style-name="T9"/></text:p>
      <text:p text:style-name="P4"><text:span text:style-name="T10">If we </text:span><text:span text:style-name="T9">change the no of units to 25 each </text:span><text:span text:style-name="T11">accuracy of the model decreases.</text:span></text:p>
      <text:p text:style-name="P13"><text:span text:style-name="T11">Training accuracy: 97.58%</text:span></text:p>
      <text:p text:style-name="P14"><text:span text:style-name="T11">Test accuracy: 95.20%</text:span></text:p>
      <text:p text:style-name="P19"><text:span text:style-name="T9"/></text:p>
      <text:p text:style-name="P21"/>
      <text:p text:style-name="P20"/>
      <text:p text:style-name="P3"><text:span text:style-name="T9"/></text:p>
      <text:p text:style-name="P18"><text:span text:style-name="T12"/></text:p>
      <text:p text:style-name="P15"><text:span text:style-name="T5"/></text:p>
      <text:p text:style-name="P17"><text:span text:style-name="T6"/></text:p>
      <text:p text:style-name="P2"><text:span text:style-name="T2"/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5:45:48.373000000</meta:creation-date>
    <dc:date>2020-08-28T16:54:31.817000000</dc:date>
    <meta:editing-duration>PT18M9S</meta:editing-duration>
    <meta:editing-cycles>1</meta:editing-cycles>
    <meta:generator>LibreOffice/6.4.4.2$Windows_x86 LibreOffice_project/3d775be2011f3886db32dfd395a6a6d1ca2630ff</meta:generator>
    <meta:document-statistic meta:table-count="0" meta:image-count="0" meta:object-count="0" meta:page-count="2" meta:paragraph-count="40" meta:word-count="193" meta:character-count="1351" meta:non-whitespace-character-count="1117"/>
  </office:meta>
</office:document-meta>
</file>